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0">
            <text:p>Q-2090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700.0">
            <text:p>470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7">
            <text:p>Q-2087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330.0">
            <text:p>233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8">
            <text:p>Q-2088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1">
            <text:p>Q-2201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8540.0">
            <text:p>854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8">
            <text:p>-17.8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HAR-2535">
            <text:p>HAR-2535</text:p>
          </table:table-cell>
          <table:table-cell office:value-type="float" office:value="52.61">
            <text:p>52.61</text:p>
          </table:table-cell>
          <table:table-cell office:value-type="float" office:value="1.72">
            <text:p>1.72</text:p>
          </table:table-cell>
          <table:table-cell office:value-type="float" office:value="7580.0">
            <text:p>7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4">
            <text:p>-20.0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40">
            <text:p>Q-2040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6460.0">
            <text:p>646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3">
            <text:p>-9.1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9">
            <text:p>Q-2089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4120.0">
            <text:p>412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1">
            <text:p>Q-2091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6305.0">
            <text:p>630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230">
            <text:p>I-32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46">
            <text:p>-10.4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I-3430">
            <text:p>I-3430</text:p>
          </table:table-cell>
          <table:table-cell office:value-type="float" office:value="52.1">
            <text:p>52.1</text:p>
          </table:table-cell>
          <table:table-cell office:value-type="float" office:value="1.59">
            <text:p>1.59</text:p>
          </table:table-cell>
          <table:table-cell office:value-type="float" office:value="7010.0">
            <text:p>7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06">
            <text:p>-10.06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2">
            <text:p>Q-2182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3">
            <text:p>Q-2183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755.0">
            <text:p>175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84">
            <text:p>Q-2184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1985.0">
            <text:p>198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5">
            <text:p>Q-2195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6">
            <text:p>Q-2196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2705.0">
            <text:p>270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7">
            <text:p>Q-2197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145.0">
            <text:p>3145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8">
            <text:p>Q-2198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3686.0">
            <text:p>3686.0</text:p>
          </table:table-cell>
          <table:table-cell office:value-type="float" office:value="45.0">
            <text:p>45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7">
            <text:p>-6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600">
            <text:p>AA-25600</text:p>
          </table:table-cell>
          <table:table-cell office:value-type="float" office:value="52.73">
            <text:p>52.73</text:p>
          </table:table-cell>
          <table:table-cell office:value-type="float" office:value="1.64">
            <text:p>1.64</text:p>
          </table:table-cell>
          <table:table-cell office:value-type="float" office:value="2760.0">
            <text:p>27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AA-25599">
            <text:p>AA-25599</text:p>
          </table:table-cell>
          <table:table-cell office:value-type="float" office:value="52.74">
            <text:p>52.74</text:p>
          </table:table-cell>
          <table:table-cell office:value-type="float" office:value="1.67">
            <text:p>1.67</text:p>
          </table:table-cell>
          <table:table-cell office:value-type="float" office:value="2490.0">
            <text:p>2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4,ShennanEtal2018">
            <text:p>HortonEtal2004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199">
            <text:p>Q-2199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4920.0">
            <text:p>492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2">
            <text:p>Q-2202</text:p>
          </table:table-cell>
          <table:table-cell office:value-type="float" office:value="52.48">
            <text:p>52.48</text:p>
          </table:table-cell>
          <table:table-cell office:value-type="float" office:value="1.59">
            <text:p>1.59</text:p>
          </table:table-cell>
          <table:table-cell office:value-type="float" office:value="3910.0">
            <text:p>39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92">
            <text:p>Q-2092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7750.0">
            <text:p>775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3">
            <text:p>-9.53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9">
            <text:p>Q-2039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655.0">
            <text:p>565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1">
            <text:p>-8.5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86">
            <text:p>Q-2086</text:p>
          </table:table-cell>
          <table:table-cell office:value-type="float" office:value="52.47">
            <text:p>52.47</text:p>
          </table:table-cell>
          <table:table-cell office:value-type="float" office:value="1.67">
            <text:p>1.67</text:p>
          </table:table-cell>
          <table:table-cell office:value-type="float" office:value="2170.0">
            <text:p>217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7">
            <text:p>Q-2037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295.0">
            <text:p>4295.0</text:p>
          </table:table-cell>
          <table:table-cell office:value-type="float" office:value="58.0">
            <text:p>5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2">
            <text:p>-7.1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3">
            <text:p>SRR-573</text:p>
          </table:table-cell>
          <table:table-cell office:value-type="float" office:value="52.59">
            <text:p>52.59</text:p>
          </table:table-cell>
          <table:table-cell office:value-type="float" office:value="1.48">
            <text:p>1.48</text:p>
          </table:table-cell>
          <table:table-cell office:value-type="float" office:value="1973.0">
            <text:p>1973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9">
            <text:p>-3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575">
            <text:p>SRR-575</text:p>
          </table:table-cell>
          <table:table-cell office:value-type="float" office:value="52.62">
            <text:p>52.62</text:p>
          </table:table-cell>
          <table:table-cell office:value-type="float" office:value="1.44">
            <text:p>1.44</text:p>
          </table:table-cell>
          <table:table-cell office:value-type="float" office:value="1609.0">
            <text:p>1609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ColesFunnell1981,ShennanEtal2018">
            <text:p>ColesFunnell1981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8">
            <text:p>Q-2038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70.0">
            <text:p>497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4">
            <text:p>Q-2034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540.0">
            <text:p>54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5">
            <text:p>Q-2035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2640.0">
            <text:p>264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4">
            <text:p>SRR-3484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510.0">
            <text:p>6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5">
            <text:p>-1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3">
            <text:p>SRR-3483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575.0">
            <text:p>45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">
            <text:p>-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200">
            <text:p>Q-2200</text:p>
          </table:table-cell>
          <table:table-cell office:value-type="float" office:value="52.56">
            <text:p>52.56</text:p>
          </table:table-cell>
          <table:table-cell office:value-type="float" office:value="1.64">
            <text:p>1.64</text:p>
          </table:table-cell>
          <table:table-cell office:value-type="float" office:value="7470.0">
            <text:p>747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85">
            <text:p>-1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1">
            <text:p>SRR-3481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755.0">
            <text:p>67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4">
            <text:p>-14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Q-2036">
            <text:p>Q-2036</text:p>
          </table:table-cell>
          <table:table-cell office:value-type="float" office:value="52.54">
            <text:p>52.54</text:p>
          </table:table-cell>
          <table:table-cell office:value-type="float" office:value="1.64">
            <text:p>1.64</text:p>
          </table:table-cell>
          <table:table-cell office:value-type="float" office:value="4905.0">
            <text:p>4905.0</text:p>
          </table:table-cell>
          <table:table-cell office:value-type="float" office:value="56.0">
            <text:p>56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3">
            <text:p>-5.6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Alderton1983,ShennanEtal2018">
            <text:p>Alderton1983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2">
            <text:p>SRR-3482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300.0">
            <text:p>43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5">
            <text:p>-7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80">
            <text:p>SRR-3480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6385.0">
            <text:p>638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55">
            <text:p>-1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9">
            <text:p>SRR-3479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400.0">
            <text:p>44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  <table:table-row>
          <table:table-cell office:value-type="string" office:value="East_Anglia">
            <text:p>East_Anglia</text:p>
          </table:table-cell>
          <table:table-cell office:value-type="string" office:value="radiocarbon">
            <text:p>radiocarbon</text:p>
          </table:table-cell>
          <table:table-cell office:value-type="string" office:value="SRR-3478">
            <text:p>SRR-3478</text:p>
          </table:table-cell>
          <table:table-cell office:value-type="float" office:value="52.32">
            <text:p>52.32</text:p>
          </table:table-cell>
          <table:table-cell office:value-type="float" office:value="1.67">
            <text:p>1.67</text:p>
          </table:table-cell>
          <table:table-cell office:value-type="float" office:value="4260.0">
            <text:p>4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ewEtal1992,ShennanEtal2018">
            <text:p>BrewEtal199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